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1: </text:p>
      <text:p text:style-name="Standard">Write a program to test the fucnctionality of Gmail Login using WebDriver </text:p>
      <text:p text:style-name="Standard"/>
      <text:p text:style-name="Standard">Program 2:</text:p>
      <text:p text:style-name="Standard">Write a program to test the fucnctionality of Gmail Login using WebDriver <text:s/>using Array List.</text:p>
      <text:p text:style-name="Standard"/>
      <text:p text:style-name="Standard">Program 3: </text:p>
      <text:p text:style-name="Standard">Write a program to check gmail functionality using file property concept using WebDriver compon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nkataRamesh Mushti</meta:initial-creator>
    <meta:creation-date>2016-01-06T11:23:54.34</meta:creation-date>
    <meta:document-statistic meta:table-count="0" meta:image-count="0" meta:object-count="0" meta:page-count="1" meta:paragraph-count="6" meta:word-count="47" meta:character-count="297"/>
    <dc:date>2016-01-06T11:25:51.44</dc:date>
    <dc:creator>VenkataRamesh Mushti</dc:creator>
    <meta:editing-duration>PT1M57S</meta:editing-duration>
    <meta:editing-cycles>1</meta:editing-cycles>
    <meta:generator>OpenOffice.org/3.3$Win32 OpenOffice.org_project/330m20$Build-9567</meta:generator>
  </office:meta>
</office:document-meta>
</file>